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1de196" officeooo:paragraph-rsid="001de1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ti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de196" officeooo:paragraph-rsid="001de19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ichael Watzer<text:tab/><text:tab/>03.06.20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8:18:01.055539795</meta:creation-date>
    <dc:date>2017-06-03T18:19:01.145025177</dc:date>
    <meta:editing-duration>PT1M</meta:editing-duration>
    <meta:editing-cycles>1</meta:editing-cycles>
    <meta:document-statistic meta:table-count="0" meta:image-count="0" meta:object-count="0" meta:page-count="1" meta:paragraph-count="2" meta:word-count="4" meta:character-count="31" meta:non-whitespace-character-count="28"/>
    <meta:generator>LibreOffice/4.4.6.3$Linux_x86 LibreOffice_project/40m0$Build-3</meta:generator>
  </office:meta>
</office:document-meta>
</file>